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276cm" draw:marker-end-width="0.276cm" draw:fill="solid" draw:fill-color="#b84747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996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02cm" svg:stroke-color="#008000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objectwithoutfill">
      <style:graphic-properties svg:stroke-width="0.102cm" svg:stroke-color="#008000" draw:marker-start="" draw:marker-start-width="0.4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768cm" svg:height="4.318cm" svg:x="5.423cm" svg:y="4.81cm">
          <text:p text:style-name="P1">CPU-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68cm" svg:height="4.318cm" svg:x="12.287cm" svg:y="4.81cm">
          <text:p text:style-name="P1">CPU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2.665cm" svg:height="3.215cm" svg:x="1.635cm" svg:y="5.381cm">
          <text:p text:style-name="P1">DRAM-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2.665cm" svg:height="3.215cm" svg:x="17.158cm" svg:y="5.395cm">
          <text:p text:style-name="P1">DRAM-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32cm" svg:y1="7.842cm" svg:x2="5.423cm" svg:y2="7.842cm">
          <text:p/>
        </draw:line>
        <draw:line draw:style-name="gr4" draw:text-style-name="P1" draw:layer="layout" svg:x1="4.32cm" svg:y1="7.015cm" svg:x2="5.423cm" svg:y2="7.015cm">
          <text:p/>
        </draw:line>
        <draw:line draw:style-name="gr4" draw:text-style-name="P1" draw:layer="layout" svg:x1="4.32cm" svg:y1="6.188cm" svg:x2="5.423cm" svg:y2="6.188cm">
          <text:p/>
        </draw:line>
        <draw:line draw:style-name="gr4" draw:text-style-name="P1" draw:layer="layout" svg:x1="4.32cm" svg:y1="7.842cm" svg:x2="5.423cm" svg:y2="7.842cm">
          <text:p/>
        </draw:line>
        <draw:line draw:style-name="gr4" draw:text-style-name="P1" draw:layer="layout" svg:x1="4.32cm" svg:y1="7.015cm" svg:x2="5.423cm" svg:y2="7.015cm">
          <text:p/>
        </draw:line>
        <draw:line draw:style-name="gr4" draw:text-style-name="P1" draw:layer="layout" svg:x1="4.32cm" svg:y1="6.188cm" svg:x2="5.423cm" svg:y2="6.188cm">
          <text:p/>
        </draw:line>
        <draw:line draw:style-name="gr4" draw:text-style-name="P1" draw:layer="layout" svg:x1="16.055cm" svg:y1="7.842cm" svg:x2="17.158cm" svg:y2="7.842cm">
          <text:p/>
        </draw:line>
        <draw:line draw:style-name="gr4" draw:text-style-name="P1" draw:layer="layout" svg:x1="16.055cm" svg:y1="7.015cm" svg:x2="17.158cm" svg:y2="7.015cm">
          <text:p/>
        </draw:line>
        <draw:line draw:style-name="gr4" draw:text-style-name="P1" draw:layer="layout" svg:x1="16.055cm" svg:y1="6.188cm" svg:x2="17.158cm" svg:y2="6.188cm">
          <text:p/>
        </draw:line>
        <draw:line draw:style-name="gr4" draw:text-style-name="P1" draw:layer="layout" svg:x1="16.055cm" svg:y1="7.842cm" svg:x2="17.158cm" svg:y2="7.842cm">
          <text:p/>
        </draw:line>
        <draw:line draw:style-name="gr4" draw:text-style-name="P1" draw:layer="layout" svg:x1="16.055cm" svg:y1="7.015cm" svg:x2="17.158cm" svg:y2="7.015cm">
          <text:p/>
        </draw:line>
        <draw:line draw:style-name="gr4" draw:text-style-name="P1" draw:layer="layout" svg:x1="16.055cm" svg:y1="6.188cm" svg:x2="17.158cm" svg:y2="6.188cm">
          <text:p/>
        </draw:line>
        <draw:custom-shape draw:style-name="gr5" draw:text-style-name="P1" draw:layer="layout" svg:width="3.125cm" svg:height="1.01cm" svg:x="9.191cm" svg:y="6.464cm">
          <text:p text:style-name="P1">QPI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6" draw:text-style-name="P1" draw:layer="layout" draw:type="curve" draw:line-skew="0.263cm" svg:x1="2.967cm" svg:y1="8.596cm" svg:x2="7.307cm" svg:y2="9.128cm" draw:start-shape="id1" draw:start-glue-point="2" draw:end-shape="id2" draw:end-glue-point="2" svg:d="m2967 8596c0 1981 4340 1715 4340 532" svg:viewBox="0 0 4341 1456">
          <text:p/>
        </draw:connector>
        <draw:frame draw:style-name="gr7" draw:layer="layout" svg:width="6.92cm" svg:height="0.962cm" svg:x="1.762cm" svg:y="10.325cm">
          <draw:text-box>
            <text:p>Local Memory Access</text:p>
          </draw:text-box>
        </draw:frame>
        <draw:connector draw:style-name="gr8" draw:text-style-name="P1" draw:layer="layout" draw:type="curve" draw:line-skew="-0.716cm" svg:x1="18.49cm" svg:y1="5.395cm" svg:x2="7.307cm" svg:y2="4.81cm" draw:start-shape="id3" draw:start-glue-point="0" draw:end-shape="id2" draw:end-glue-point="0" svg:d="m18490 5395c0-2740-11183-2448-11183-585" svg:viewBox="0 0 11184 2021">
          <text:p/>
        </draw:connector>
        <draw:frame draw:style-name="gr9" draw:layer="layout" svg:width="7.493cm" svg:height="1.139cm" svg:x="9.666cm" svg:y="2.143cm">
          <draw:text-box>
            <text:p>Remote Memory Acces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nclude </meta:initial-creator>
    <meta:creation-date>2014-03-14T23:35:41.988073792</meta:creation-date>
    <dc:date>2014-03-15T00:30:19.285533203</dc:date>
    <dc:creator>include </dc:creator>
    <meta:editing-duration>PT14M14S</meta:editing-duration>
    <meta:editing-cycles>14</meta:editing-cycles>
    <meta:generator>LibreOffice/4.1.4.2$Linux_X86_64 LibreOffice_project/410m0$Build-2</meta:generator>
    <meta:document-statistic meta:object-count="21"/>
  </office:meta>
</office:document-meta>
</file>